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3.49">
            <text:p>3,4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42">
            <text:p>4,42</text:p>
          </table:table-cell>
          <table:table-cell/>
          <table:table-cell>
            <draw:frame table:end-cell-address="Arkusz1.K24" table:end-x="0.651cm" table:end-y="0.036cm" draw:z-index="0" draw:style-name="gr1" draw:text-style-name="P1" svg:width="15.999cm" svg:height="8.999cm" svg:x="0.458cm" svg:y="0.393cm">
              <draw:object draw:notify-on-update-of-ranges="Arkusz1.A1:Arkusz1.A20 Arkusz1.B1:Arkusz1.B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35">
            <text:p>5,3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28">
            <text:p>6,2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21">
            <text:p>7,2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46920917243323">
            <text:p>3,469209172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63099622577003">
            <text:p>3,630996225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7365762313886">
            <text:p>3,773657623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90175936677723">
            <text:p>3,901759366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0183578735598">
            <text:p>4,018357873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1256082312903">
            <text:p>4,125608231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2509186546386">
            <text:p>4,225091865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1800654623374">
            <text:p>4,318006546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40528309930899">
            <text:p>4,405283099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48766049502099">
            <text:p>4,48766049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657360373358">
            <text:p>4,565736037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64">
            <text:p>4,6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71086018889592">
            <text:p>4,710860188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77865977386451">
            <text:p>4,778659773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4369050143724">
            <text:p>4,8436905014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12.01.2018</text:date>, <text:time>08:45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utak</meta:initial-creator>
    <meta:creation-date>2018-01-10T20:46:30</meta:creation-date>
    <dc:date>2018-01-12T08:45:06</dc:date>
    <dc:creator>Piotr Tutak</dc:creator>
    <meta:editing-duration>PT24M58S</meta:editing-duration>
    <meta:editing-cycles>3</meta:editing-cycles>
    <meta:generator>OpenOffice/4.1.4$Unix OpenOffice.org_project/414m5$Build-9788</meta:generator>
    <meta:document-statistic meta:table-count="3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64cm" svg:y="0.29cm" chart:style-name="ch2">
          <text:p>Zależność współczynnika przejmowania ciepła od różnicy temperatur</text:p>
        </chart:title>
        <chart:plot-area chart:style-name="ch3" table:cell-range-address="Arkusz1.A1:Arkusz1.B20" svg:x="1.331cm" svg:y="1.635cm" svg:width="14.029cm" svg:height="6.204cm">
          <chartooo:coordinate-region svg:x="1.767cm" svg:y="1.834cm" svg:width="13.406cm" svg:height="5.358cm"/>
          <chart:axis chart:dimension="x" chart:name="primary-x" chart:style-name="ch4">
            <chart:title svg:x="7.798cm" svg:y="8.019cm" chart:style-name="ch5">
              <text:p>delta T</text:p>
            </chart:title>
          </chart:axis>
          <chart:axis chart:dimension="y" chart:name="primary-y" chart:style-name="ch4">
            <chart:title svg:x="0.451cm" svg:y="5.059cm" chart:style-name="ch6">
              <text:p>alfa</text:p>
            </chart:title>
            <chart:grid chart:style-name="ch7" chart:class="major"/>
          </chart:axis>
          <chart:series chart:style-name="ch8" chart:values-cell-range-address="Arkusz1.B1:Arkusz1.B20" chart:class="chart:scatter">
            <chart:domain table:cell-range-address="Arkusz1.A1:Arkusz1.A20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20</svg:desc>
                </draw:g>
              </table:table-cell>
              <table:table-cell office:value-type="float" office:value="3.49">
                <text:p>3.49</text:p>
                <draw:g>
                  <svg:desc>Arkusz1.B1:Arkusz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46920917243323">
                <text:p>3.4692091724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3099622577003">
                <text:p>3.63099622577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77365762313886">
                <text:p>3.77365762313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90175936677723">
                <text:p>3.90175936677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0183578735598">
                <text:p>4.0183578735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1256082312903">
                <text:p>4.1256082312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22509186546386">
                <text:p>4.22509186546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31800654623374">
                <text:p>4.31800654623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40528309930899">
                <text:p>4.40528309930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48766049502099">
                <text:p>4.48766049502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5657360373358">
                <text:p>4.5657360373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71086018889592">
                <text:p>4.71086018889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77865977386451">
                <text:p>4.77865977386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84369050143724">
                <text:p>4.84369050143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